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fd8" officeooo:paragraph-rsid="0010cfd8"/>
    </style:style>
    <style:style style:name="P2" style:family="paragraph" style:parent-style-name="Standard">
      <style:text-properties officeooo:rsid="0012afea" officeooo:paragraph-rsid="0012afea"/>
    </style:style>
    <style:style style:name="P3" style:family="paragraph" style:parent-style-name="Standard">
      <style:text-properties fo:font-weight="bold" officeooo:rsid="0013d119" officeooo:paragraph-rsid="0013d119" style:font-weight-asian="bold" style:font-weight-complex="bold"/>
    </style:style>
    <style:style style:name="P4" style:family="paragraph" style:parent-style-name="Standard">
      <style:text-properties fo:font-weight="bold" officeooo:rsid="0014595e" officeooo:paragraph-rsid="0014595e" style:font-weight-asian="bold" style:font-weight-complex="bold"/>
    </style:style>
    <style:style style:name="P5" style:family="paragraph" style:parent-style-name="Standard">
      <style:text-properties fo:font-weight="bold" officeooo:rsid="0014be7f" officeooo:paragraph-rsid="0014be7f" style:font-weight-asian="bold" style:font-weight-complex="bold"/>
    </style:style>
    <style:style style:name="P6" style:family="paragraph" style:parent-style-name="Standard">
      <style:text-properties fo:font-weight="bold" officeooo:rsid="001770f4" officeooo:paragraph-rsid="001770f4" style:font-weight-asian="bold" style:font-weight-complex="bold"/>
    </style:style>
    <style:style style:name="P7" style:family="paragraph" style:parent-style-name="Standard">
      <style:text-properties fo:font-weight="bold" officeooo:rsid="0018c795" officeooo:paragraph-rsid="0018c795" style:font-weight-asian="bold" style:font-weight-complex="bold"/>
    </style:style>
    <style:style style:name="P8" style:family="paragraph" style:parent-style-name="Standard">
      <style:text-properties fo:font-weight="bold" officeooo:rsid="001a8332" officeooo:paragraph-rsid="001a8332" style:font-weight-asian="bold" style:font-weight-complex="bold"/>
    </style:style>
    <style:style style:name="P9" style:family="paragraph" style:parent-style-name="Standard">
      <style:text-properties fo:font-weight="bold" officeooo:rsid="001ad5b0" officeooo:paragraph-rsid="001ad5b0" style:font-weight-asian="bold" style:font-weight-complex="bold"/>
    </style:style>
    <style:style style:name="P10" style:family="paragraph" style:parent-style-name="Standard">
      <style:text-properties fo:font-weight="bold" officeooo:rsid="001addc6" officeooo:paragraph-rsid="001addc6" style:font-weight-asian="bold" style:font-weight-complex="bold"/>
    </style:style>
    <style:style style:name="P11" style:family="paragraph" style:parent-style-name="Standard">
      <style:text-properties fo:font-weight="bold" officeooo:rsid="001b8e31" officeooo:paragraph-rsid="001b8e31" style:font-weight-asian="bold" style:font-weight-complex="bold"/>
    </style:style>
    <style:style style:name="P12" style:family="paragraph" style:parent-style-name="Standard">
      <style:text-properties fo:font-weight="bold" officeooo:rsid="001ebd25" officeooo:paragraph-rsid="001ebd25" style:font-weight-asian="bold" style:font-weight-complex="bold"/>
    </style:style>
    <style:style style:name="P13" style:family="paragraph" style:parent-style-name="Standard">
      <style:text-properties fo:font-weight="bold" officeooo:rsid="00202589" officeooo:paragraph-rsid="00202589" style:font-weight-asian="bold" style:font-weight-complex="bold"/>
    </style:style>
    <style:style style:name="P14" style:family="paragraph" style:parent-style-name="Standard">
      <style:text-properties fo:font-weight="bold" officeooo:rsid="002069ae" officeooo:paragraph-rsid="002069ae" style:font-weight-asian="bold" style:font-weight-complex="bold"/>
    </style:style>
    <style:style style:name="P15" style:family="paragraph" style:parent-style-name="Standard">
      <style:text-properties fo:font-weight="bold" officeooo:rsid="00224d32" officeooo:paragraph-rsid="00224d32" style:font-weight-asian="bold" style:font-weight-complex="bold"/>
    </style:style>
    <style:style style:name="P16" style:family="paragraph" style:parent-style-name="Standard">
      <style:text-properties fo:font-weight="bold" officeooo:rsid="00225803" officeooo:paragraph-rsid="00225803" style:font-weight-asian="bold" style:font-weight-complex="bold"/>
    </style:style>
    <style:style style:name="P17" style:family="paragraph" style:parent-style-name="Standard">
      <style:text-properties fo:font-weight="bold" officeooo:rsid="0022d487" officeooo:paragraph-rsid="0022d487" style:font-weight-asian="bold" style:font-weight-complex="bold"/>
    </style:style>
    <style:style style:name="P18" style:family="paragraph" style:parent-style-name="Standard">
      <style:text-properties fo:font-weight="bold" officeooo:rsid="0022d499" officeooo:paragraph-rsid="0022d499" style:font-weight-asian="bold" style:font-weight-complex="bold"/>
    </style:style>
    <style:style style:name="P19" style:family="paragraph" style:parent-style-name="Standard">
      <style:text-properties fo:font-weight="bold" officeooo:rsid="002486dd" officeooo:paragraph-rsid="002486dd" style:font-weight-asian="bold" style:font-weight-complex="bold"/>
    </style:style>
    <style:style style:name="P20" style:family="paragraph" style:parent-style-name="Standard">
      <style:text-properties fo:font-weight="bold" officeooo:rsid="002558dd" officeooo:paragraph-rsid="002558dd" style:font-weight-asian="bold" style:font-weight-complex="bold"/>
    </style:style>
    <style:style style:name="P21" style:family="paragraph" style:parent-style-name="Standard">
      <style:text-properties fo:font-weight="bold" officeooo:rsid="002674a8" officeooo:paragraph-rsid="002674a8" style:font-weight-asian="bold" style:font-weight-complex="bold"/>
    </style:style>
    <style:style style:name="P22" style:family="paragraph" style:parent-style-name="Standard">
      <style:text-properties fo:font-weight="bold" officeooo:rsid="0027546b" officeooo:paragraph-rsid="0027546b" style:font-weight-asian="bold" style:font-weight-complex="bold"/>
    </style:style>
    <style:style style:name="P23" style:family="paragraph" style:parent-style-name="Standard">
      <style:text-properties fo:font-weight="bold" officeooo:rsid="002a1cc6" officeooo:paragraph-rsid="002a1cc6" style:font-weight-asian="bold" style:font-weight-complex="bold"/>
    </style:style>
    <style:style style:name="P24" style:family="paragraph" style:parent-style-name="Standard">
      <style:text-properties fo:font-weight="bold" officeooo:rsid="002aa94f" officeooo:paragraph-rsid="002aa94f" style:font-weight-asian="bold" style:font-weight-complex="bold"/>
    </style:style>
    <style:style style:name="P25" style:family="paragraph" style:parent-style-name="Standard">
      <style:text-properties fo:font-weight="bold" officeooo:rsid="002b7402" officeooo:paragraph-rsid="002b7402" style:font-weight-asian="bold" style:font-weight-complex="bold"/>
    </style:style>
    <style:style style:name="P26" style:family="paragraph" style:parent-style-name="Standard">
      <style:text-properties fo:font-weight="bold" officeooo:rsid="002c71a7" officeooo:paragraph-rsid="002c71a7" style:font-weight-asian="bold" style:font-weight-complex="bold"/>
    </style:style>
    <style:style style:name="P27" style:family="paragraph" style:parent-style-name="Standard">
      <style:text-properties fo:font-weight="bold" officeooo:rsid="002e2a6f" officeooo:paragraph-rsid="002e2a6f" style:font-weight-asian="bold" style:font-weight-complex="bold"/>
    </style:style>
    <style:style style:name="P28" style:family="paragraph" style:parent-style-name="Standard">
      <style:text-properties fo:font-weight="bold" officeooo:rsid="002fd462" officeooo:paragraph-rsid="002fd462" style:font-weight-asian="bold" style:font-weight-complex="bold"/>
    </style:style>
    <style:style style:name="P29" style:family="paragraph" style:parent-style-name="Standard">
      <style:text-properties fo:font-weight="bold" officeooo:rsid="003177d9" officeooo:paragraph-rsid="003177d9" style:font-weight-asian="bold" style:font-weight-complex="bold"/>
    </style:style>
    <style:style style:name="P30" style:family="paragraph" style:parent-style-name="Standard">
      <style:text-properties fo:font-weight="bold" officeooo:rsid="0033acc4" officeooo:paragraph-rsid="0033acc4" style:font-weight-asian="bold" style:font-weight-complex="bold"/>
    </style:style>
    <style:style style:name="P31" style:family="paragraph" style:parent-style-name="Standard">
      <style:text-properties fo:font-weight="bold" officeooo:rsid="00345301" officeooo:paragraph-rsid="00345301" style:font-weight-asian="bold" style:font-weight-complex="bold"/>
    </style:style>
    <style:style style:name="P32" style:family="paragraph" style:parent-style-name="Standard">
      <style:text-properties fo:font-weight="bold" officeooo:rsid="00364f72" officeooo:paragraph-rsid="00364f72" style:font-weight-asian="bold" style:font-weight-complex="bold"/>
    </style:style>
    <style:style style:name="P33" style:family="paragraph" style:parent-style-name="Standard">
      <style:text-properties fo:font-weight="bold" officeooo:rsid="0037e16a" officeooo:paragraph-rsid="0037e16a" style:font-weight-asian="bold" style:font-weight-complex="bold"/>
    </style:style>
    <style:style style:name="P34" style:family="paragraph" style:parent-style-name="Standard">
      <style:text-properties fo:font-weight="bold" officeooo:rsid="0039fa69" officeooo:paragraph-rsid="0039fa69" style:font-weight-asian="bold" style:font-weight-complex="bold"/>
    </style:style>
    <style:style style:name="P35" style:family="paragraph" style:parent-style-name="Standard">
      <style:text-properties fo:font-weight="bold" officeooo:rsid="003a5b33" officeooo:paragraph-rsid="003a5b33" style:font-weight-asian="bold" style:font-weight-complex="bold"/>
    </style:style>
    <style:style style:name="P36" style:family="paragraph" style:parent-style-name="Standard">
      <style:text-properties fo:font-weight="bold" officeooo:rsid="003bafa7" officeooo:paragraph-rsid="003bafa7" style:font-weight-asian="bold" style:font-weight-complex="bold"/>
    </style:style>
    <style:style style:name="P37" style:family="paragraph" style:parent-style-name="Standard">
      <style:text-properties fo:font-weight="bold" officeooo:rsid="003bd110" officeooo:paragraph-rsid="003bd110" style:font-weight-asian="bold" style:font-weight-complex="bold"/>
    </style:style>
    <style:style style:name="P38" style:family="paragraph" style:parent-style-name="Standard">
      <style:text-properties fo:font-weight="bold" officeooo:rsid="003dc96c" officeooo:paragraph-rsid="003dc96c" style:font-weight-asian="bold" style:font-weight-complex="bold"/>
    </style:style>
    <style:style style:name="P39" style:family="paragraph" style:parent-style-name="Standard">
      <style:text-properties fo:font-weight="bold" officeooo:rsid="003e4ebe" officeooo:paragraph-rsid="003e4ebe" style:font-weight-asian="bold" style:font-weight-complex="bold"/>
    </style:style>
    <style:style style:name="P40" style:family="paragraph" style:parent-style-name="Standard">
      <style:text-properties fo:font-weight="bold" officeooo:rsid="004109bb" officeooo:paragraph-rsid="004109bb" style:font-weight-asian="bold" style:font-weight-complex="bold"/>
    </style:style>
    <style:style style:name="P41" style:family="paragraph" style:parent-style-name="Standard">
      <style:text-properties fo:font-weight="bold" officeooo:rsid="00413e24" officeooo:paragraph-rsid="00413e24" style:font-weight-asian="bold" style:font-weight-complex="bold"/>
    </style:style>
    <style:style style:name="P42" style:family="paragraph" style:parent-style-name="Standard">
      <style:text-properties fo:font-weight="bold" officeooo:rsid="00438994" officeooo:paragraph-rsid="00438994" style:font-weight-asian="bold" style:font-weight-complex="bold"/>
    </style:style>
    <style:style style:name="P43" style:family="paragraph" style:parent-style-name="Standard">
      <style:text-properties fo:font-weight="bold" officeooo:rsid="00453c96" officeooo:paragraph-rsid="00453c96" style:font-weight-asian="bold" style:font-weight-complex="bold"/>
    </style:style>
    <style:style style:name="P44" style:family="paragraph" style:parent-style-name="Standard">
      <style:text-properties fo:font-weight="bold" officeooo:rsid="0046ab54" officeooo:paragraph-rsid="0046ab54" style:font-weight-asian="bold" style:font-weight-complex="bold"/>
    </style:style>
    <style:style style:name="P45" style:family="paragraph" style:parent-style-name="Standard">
      <style:text-properties fo:font-weight="bold" officeooo:rsid="00475b70" officeooo:paragraph-rsid="00475b70" style:font-weight-asian="bold" style:font-weight-complex="bold"/>
    </style:style>
    <style:style style:name="P46" style:family="paragraph" style:parent-style-name="Standard">
      <style:text-properties fo:font-weight="bold" officeooo:rsid="004799e1" officeooo:paragraph-rsid="004799e1" style:font-weight-asian="bold" style:font-weight-complex="bold"/>
    </style:style>
    <style:style style:name="P47" style:family="paragraph" style:parent-style-name="Standard">
      <style:text-properties fo:font-weight="normal" officeooo:rsid="0013d119" officeooo:paragraph-rsid="0013d119" style:font-weight-asian="normal" style:font-weight-complex="normal"/>
    </style:style>
    <style:style style:name="P48" style:family="paragraph" style:parent-style-name="Standard">
      <style:text-properties fo:font-weight="normal" officeooo:rsid="0014595e" officeooo:paragraph-rsid="0014595e" style:font-weight-asian="normal" style:font-weight-complex="normal"/>
    </style:style>
    <style:style style:name="P49" style:family="paragraph" style:parent-style-name="Standard">
      <style:text-properties fo:font-weight="normal" officeooo:rsid="0014be7f" officeooo:paragraph-rsid="0014be7f" style:font-weight-asian="normal" style:font-weight-complex="normal"/>
    </style:style>
    <style:style style:name="P50" style:family="paragraph" style:parent-style-name="Standard">
      <style:text-properties fo:font-weight="normal" officeooo:rsid="00159f4b" officeooo:paragraph-rsid="00159f4b" style:font-weight-asian="normal" style:font-weight-complex="normal"/>
    </style:style>
    <style:style style:name="P51" style:family="paragraph" style:parent-style-name="Standard">
      <style:text-properties fo:font-weight="normal" officeooo:rsid="001770f4" officeooo:paragraph-rsid="001770f4" style:font-weight-asian="normal" style:font-weight-complex="normal"/>
    </style:style>
    <style:style style:name="P52" style:family="paragraph" style:parent-style-name="Standard">
      <style:text-properties fo:font-weight="normal" officeooo:rsid="0018c795" officeooo:paragraph-rsid="0018c795" style:font-weight-asian="normal" style:font-weight-complex="normal"/>
    </style:style>
    <style:style style:name="P53" style:family="paragraph" style:parent-style-name="Standard">
      <style:text-properties fo:font-weight="normal" officeooo:rsid="001a8332" officeooo:paragraph-rsid="001a8332" style:font-weight-asian="normal" style:font-weight-complex="normal"/>
    </style:style>
    <style:style style:name="P54" style:family="paragraph" style:parent-style-name="Standard">
      <style:text-properties fo:font-weight="normal" officeooo:rsid="001ad5b0" officeooo:paragraph-rsid="001ad5b0" style:font-weight-asian="normal" style:font-weight-complex="normal"/>
    </style:style>
    <style:style style:name="P55" style:family="paragraph" style:parent-style-name="Standard">
      <style:text-properties fo:font-weight="normal" officeooo:rsid="001addc6" officeooo:paragraph-rsid="001addc6" style:font-weight-asian="normal" style:font-weight-complex="normal"/>
    </style:style>
    <style:style style:name="P56" style:family="paragraph" style:parent-style-name="Standard">
      <style:text-properties fo:font-weight="normal" officeooo:rsid="001d289f" officeooo:paragraph-rsid="001b8e31" style:font-weight-asian="normal" style:font-weight-complex="normal"/>
    </style:style>
    <style:style style:name="P57" style:family="paragraph" style:parent-style-name="Standard">
      <style:text-properties fo:font-weight="normal" officeooo:rsid="001ebd25" officeooo:paragraph-rsid="001ebd25" style:font-weight-asian="normal" style:font-weight-complex="normal"/>
    </style:style>
    <style:style style:name="P58" style:family="paragraph" style:parent-style-name="Standard">
      <style:text-properties fo:font-weight="normal" officeooo:rsid="00202589" officeooo:paragraph-rsid="00202589" style:font-weight-asian="normal" style:font-weight-complex="normal"/>
    </style:style>
    <style:style style:name="P59" style:family="paragraph" style:parent-style-name="Standard">
      <style:text-properties fo:font-weight="normal" officeooo:rsid="002069ae" officeooo:paragraph-rsid="002069ae" style:font-weight-asian="normal" style:font-weight-complex="normal"/>
    </style:style>
    <style:style style:name="P60" style:family="paragraph" style:parent-style-name="Standard">
      <style:text-properties fo:font-weight="normal" officeooo:rsid="00224d32" officeooo:paragraph-rsid="00224d32" style:font-weight-asian="normal" style:font-weight-complex="normal"/>
    </style:style>
    <style:style style:name="P61" style:family="paragraph" style:parent-style-name="Standard">
      <style:text-properties fo:font-weight="normal" officeooo:rsid="00225803" officeooo:paragraph-rsid="00225803" style:font-weight-asian="normal" style:font-weight-complex="normal"/>
    </style:style>
    <style:style style:name="P62" style:family="paragraph" style:parent-style-name="Standard">
      <style:text-properties fo:font-weight="normal" officeooo:rsid="0022d487" officeooo:paragraph-rsid="0022d487" style:font-weight-asian="normal" style:font-weight-complex="normal"/>
    </style:style>
    <style:style style:name="P63" style:family="paragraph" style:parent-style-name="Standard">
      <style:text-properties fo:font-weight="normal" officeooo:rsid="0022d499" officeooo:paragraph-rsid="0022d499" style:font-weight-asian="normal" style:font-weight-complex="normal"/>
    </style:style>
    <style:style style:name="P64" style:family="paragraph" style:parent-style-name="Standard">
      <style:text-properties fo:font-weight="normal" officeooo:rsid="002558dd" officeooo:paragraph-rsid="002486dd" style:font-weight-asian="normal" style:font-weight-complex="normal"/>
    </style:style>
    <style:style style:name="P65" style:family="paragraph" style:parent-style-name="Standard">
      <style:text-properties fo:font-weight="normal" officeooo:rsid="002558dd" officeooo:paragraph-rsid="002558dd" style:font-weight-asian="normal" style:font-weight-complex="normal"/>
    </style:style>
    <style:style style:name="P66" style:family="paragraph" style:parent-style-name="Standard">
      <style:text-properties fo:font-weight="normal" officeooo:rsid="002674a8" officeooo:paragraph-rsid="002674a8" style:font-weight-asian="normal" style:font-weight-complex="normal"/>
    </style:style>
    <style:style style:name="P67" style:family="paragraph" style:parent-style-name="Standard">
      <style:text-properties fo:font-weight="normal" officeooo:rsid="0027546b" officeooo:paragraph-rsid="0027546b" style:font-weight-asian="normal" style:font-weight-complex="normal"/>
    </style:style>
    <style:style style:name="P68" style:family="paragraph" style:parent-style-name="Standard">
      <style:text-properties fo:font-weight="normal" officeooo:rsid="002a1cc6" officeooo:paragraph-rsid="002a1cc6" style:font-weight-asian="normal" style:font-weight-complex="normal"/>
    </style:style>
    <style:style style:name="P69" style:family="paragraph" style:parent-style-name="Standard">
      <style:text-properties fo:font-weight="normal" officeooo:rsid="002aa94f" officeooo:paragraph-rsid="002aa94f" style:font-weight-asian="normal" style:font-weight-complex="normal"/>
    </style:style>
    <style:style style:name="P70" style:family="paragraph" style:parent-style-name="Standard">
      <style:text-properties fo:font-weight="normal" officeooo:rsid="002b7402" officeooo:paragraph-rsid="002b7402" style:font-weight-asian="normal" style:font-weight-complex="normal"/>
    </style:style>
    <style:style style:name="P71" style:family="paragraph" style:parent-style-name="Standard">
      <style:text-properties fo:font-weight="normal" officeooo:rsid="002c71a7" officeooo:paragraph-rsid="002c71a7" style:font-weight-asian="normal" style:font-weight-complex="normal"/>
    </style:style>
    <style:style style:name="P72" style:family="paragraph" style:parent-style-name="Standard">
      <style:text-properties fo:font-weight="normal" officeooo:rsid="002e2a6f" officeooo:paragraph-rsid="002e2a6f" style:font-weight-asian="normal" style:font-weight-complex="normal"/>
    </style:style>
    <style:style style:name="P73" style:family="paragraph" style:parent-style-name="Standard">
      <style:text-properties fo:font-weight="normal" officeooo:rsid="002fd462" officeooo:paragraph-rsid="002fd462" style:font-weight-asian="normal" style:font-weight-complex="normal"/>
    </style:style>
    <style:style style:name="P74" style:family="paragraph" style:parent-style-name="Standard">
      <style:text-properties fo:font-weight="normal" officeooo:rsid="003177d9" officeooo:paragraph-rsid="003177d9" style:font-weight-asian="normal" style:font-weight-complex="normal"/>
    </style:style>
    <style:style style:name="P75" style:family="paragraph" style:parent-style-name="Standard">
      <style:text-properties fo:font-weight="normal" officeooo:rsid="0033acc4" officeooo:paragraph-rsid="0037e16a" style:font-weight-asian="normal" style:font-weight-complex="normal"/>
    </style:style>
    <style:style style:name="P76" style:family="paragraph" style:parent-style-name="Standard">
      <style:text-properties fo:font-weight="normal" officeooo:rsid="00345301" officeooo:paragraph-rsid="0033acc4" style:font-weight-asian="normal" style:font-weight-complex="normal"/>
    </style:style>
    <style:style style:name="P77" style:family="paragraph" style:parent-style-name="Standard">
      <style:text-properties fo:font-weight="normal" officeooo:rsid="00345301" officeooo:paragraph-rsid="00345301" style:font-weight-asian="normal" style:font-weight-complex="normal"/>
    </style:style>
    <style:style style:name="P78" style:family="paragraph" style:parent-style-name="Standard">
      <style:text-properties fo:font-weight="normal" officeooo:rsid="00364f72" officeooo:paragraph-rsid="00364f72" style:font-weight-asian="normal" style:font-weight-complex="normal"/>
    </style:style>
    <style:style style:name="P79" style:family="paragraph" style:parent-style-name="Standard">
      <style:text-properties fo:font-weight="normal" officeooo:rsid="0037e16a" officeooo:paragraph-rsid="0037e16a" style:font-weight-asian="normal" style:font-weight-complex="normal"/>
    </style:style>
    <style:style style:name="P80" style:family="paragraph" style:parent-style-name="Standard">
      <style:text-properties fo:font-weight="normal" officeooo:rsid="003a5b33" officeooo:paragraph-rsid="003a5b33" style:font-weight-asian="normal" style:font-weight-complex="normal"/>
    </style:style>
    <style:style style:name="P81" style:family="paragraph" style:parent-style-name="Standard">
      <style:text-properties fo:font-weight="normal" officeooo:rsid="003bafa7" officeooo:paragraph-rsid="003bafa7" style:font-weight-asian="normal" style:font-weight-complex="normal"/>
    </style:style>
    <style:style style:name="P82" style:family="paragraph" style:parent-style-name="Standard">
      <style:text-properties fo:font-weight="normal" officeooo:rsid="003c7282" officeooo:paragraph-rsid="003bd110" style:font-weight-asian="normal" style:font-weight-complex="normal"/>
    </style:style>
    <style:style style:name="P83" style:family="paragraph" style:parent-style-name="Standard">
      <style:text-properties fo:font-weight="normal" officeooo:rsid="003dc96c" officeooo:paragraph-rsid="003dc96c" style:font-weight-asian="normal" style:font-weight-complex="normal"/>
    </style:style>
    <style:style style:name="P84" style:family="paragraph" style:parent-style-name="Standard">
      <style:text-properties officeooo:paragraph-rsid="00159f4b"/>
    </style:style>
    <style:style style:name="P85" style:family="paragraph" style:parent-style-name="Standard">
      <style:text-properties officeooo:paragraph-rsid="002674a8"/>
    </style:style>
    <style:style style:name="P86" style:family="paragraph" style:parent-style-name="Standard">
      <style:text-properties officeooo:paragraph-rsid="0039fa69"/>
    </style:style>
    <style:style style:name="P87" style:family="paragraph" style:parent-style-name="Standard">
      <style:text-properties fo:font-weight="normal" officeooo:rsid="003e4ebe" officeooo:paragraph-rsid="003e4ebe" style:font-weight-asian="normal" style:font-weight-complex="normal"/>
    </style:style>
    <style:style style:name="P88" style:family="paragraph" style:parent-style-name="Standard">
      <style:text-properties fo:font-weight="normal" officeooo:rsid="004109bb" officeooo:paragraph-rsid="004109bb" style:font-weight-asian="normal" style:font-weight-complex="normal"/>
    </style:style>
    <style:style style:name="P89" style:family="paragraph" style:parent-style-name="Standard">
      <style:text-properties fo:font-weight="normal" officeooo:rsid="0042624f" officeooo:paragraph-rsid="00413e24" style:font-weight-asian="normal" style:font-weight-complex="normal"/>
    </style:style>
    <style:style style:name="P90" style:family="paragraph" style:parent-style-name="Standard">
      <style:text-properties fo:font-weight="normal" officeooo:rsid="00438994" officeooo:paragraph-rsid="00438994" style:font-weight-asian="normal" style:font-weight-complex="normal"/>
    </style:style>
    <style:style style:name="P91" style:family="paragraph" style:parent-style-name="Standard">
      <style:text-properties fo:font-weight="normal" officeooo:rsid="00453c96" officeooo:paragraph-rsid="00453c96" style:font-weight-asian="normal" style:font-weight-complex="normal"/>
    </style:style>
    <style:style style:name="P92" style:family="paragraph" style:parent-style-name="Standard">
      <style:text-properties fo:font-weight="normal" officeooo:rsid="0046ab54" officeooo:paragraph-rsid="0046ab54" style:font-weight-asian="normal" style:font-weight-complex="normal"/>
    </style:style>
    <style:style style:name="P93" style:family="paragraph" style:parent-style-name="Standard">
      <style:text-properties fo:font-weight="normal" officeooo:rsid="00475b70" officeooo:paragraph-rsid="00475b70" style:font-weight-asian="normal" style:font-weight-complex="normal"/>
    </style:style>
    <style:style style:name="P94" style:family="paragraph" style:parent-style-name="Standard">
      <style:text-properties fo:font-weight="normal" officeooo:rsid="004799e1" officeooo:paragraph-rsid="004799e1" style:font-weight-asian="normal" style:font-weight-complex="normal"/>
    </style:style>
    <style:style style:name="P95" style:family="paragraph" style:parent-style-name="Standard">
      <style:text-properties fo:font-weight="bold" officeooo:rsid="00484ea7" officeooo:paragraph-rsid="00484ea7" style:font-weight-asian="bold" style:font-weight-complex="bold"/>
    </style:style>
    <style:style style:name="P96" style:family="paragraph" style:parent-style-name="Standard">
      <style:text-properties fo:font-weight="bold" officeooo:rsid="0048aa57" officeooo:paragraph-rsid="0048aa57" style:font-weight-asian="bold" style:font-weight-complex="bold"/>
    </style:style>
    <style:style style:name="P97" style:family="paragraph" style:parent-style-name="Standard">
      <style:text-properties fo:font-weight="bold" officeooo:rsid="0048f851" officeooo:paragraph-rsid="0048f851" style:font-weight-asian="bold" style:font-weight-complex="bold"/>
    </style:style>
    <style:style style:name="P98" style:family="paragraph" style:parent-style-name="Standard">
      <style:text-properties fo:font-weight="bold" officeooo:rsid="0049186c" officeooo:paragraph-rsid="0049186c" style:font-weight-asian="bold" style:font-weight-complex="bold"/>
    </style:style>
    <style:style style:name="P99" style:family="paragraph" style:parent-style-name="Standard">
      <style:text-properties fo:font-weight="bold" officeooo:rsid="004ad598" officeooo:paragraph-rsid="004ad598" style:font-weight-asian="bold" style:font-weight-complex="bold"/>
    </style:style>
    <style:style style:name="T1" style:family="text">
      <style:text-properties officeooo:rsid="0012af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9f4b" style:font-weight-asian="bold" style:font-weight-complex="bold"/>
    </style:style>
    <style:style style:name="T4" style:family="text">
      <style:text-properties fo:font-weight="bold" officeooo:rsid="002674a8" style:font-weight-asian="bold" style:font-weight-complex="bold"/>
    </style:style>
    <style:style style:name="T5" style:family="text">
      <style:text-properties fo:font-weight="bold" officeooo:rsid="002a1cc6" style:font-weight-asian="bold" style:font-weight-complex="bold"/>
    </style:style>
    <style:style style:name="T6" style:family="text">
      <style:text-properties fo:font-weight="bold" officeooo:rsid="0039fa6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59f4b" style:font-weight-asian="normal" style:font-weight-complex="normal"/>
    </style:style>
    <style:style style:name="T9" style:family="text">
      <style:text-properties fo:font-weight="normal" officeooo:rsid="001d289f" style:font-weight-asian="normal" style:font-weight-complex="normal"/>
    </style:style>
    <style:style style:name="T10" style:family="text">
      <style:text-properties fo:font-weight="normal" officeooo:rsid="002558dd" style:font-weight-asian="normal" style:font-weight-complex="normal"/>
    </style:style>
    <style:style style:name="T11" style:family="text">
      <style:text-properties fo:font-weight="normal" officeooo:rsid="002674a8" style:font-weight-asian="normal" style:font-weight-complex="normal"/>
    </style:style>
    <style:style style:name="T12" style:family="text">
      <style:text-properties fo:font-weight="normal" officeooo:rsid="00345301" style:font-weight-asian="normal" style:font-weight-complex="normal"/>
    </style:style>
    <style:style style:name="T13" style:family="text">
      <style:text-properties fo:font-weight="normal" officeooo:rsid="0039fa69" style:font-weight-asian="normal" style:font-weight-complex="normal"/>
    </style:style>
    <style:style style:name="T14" style:family="text">
      <style:text-properties fo:font-weight="normal" officeooo:rsid="003c7282" style:font-weight-asian="normal" style:font-weight-complex="normal"/>
    </style:style>
    <style:style style:name="T15" style:family="text">
      <style:text-properties fo:font-weight="normal" officeooo:rsid="0042624f" style:font-weight-asian="normal" style:font-weight-complex="normal"/>
    </style:style>
    <style:style style:name="T16" style:family="text">
      <style:text-properties fo:font-weight="normal" officeooo:rsid="00453c96" style:font-weight-asian="normal" style:font-weight-complex="normal"/>
    </style:style>
    <style:style style:name="T17" style:family="text">
      <style:text-properties officeooo:rsid="001d289f"/>
    </style:style>
    <style:style style:name="T18" style:family="text">
      <style:text-properties officeooo:rsid="002a1c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orio html</text:p>
      <text:p text:style-name="P1"/>
      <text:p text:style-name="P1"><text:span text:style-name="T2">estructura basica.html</text:span>: muestra la estructura basica que debe contener un documento html, <text:span text:style-name="T1">así</text:span> como encabezado en grande &lt;h1&gt;, parrafo &lt;p&gt;, y titulo de pagina &lt;title&gt; que se muestra en el navegador.</text:p>
      <text:p text:style-name="P1"/>
      <text:p text:style-name="P2"><text:span text:style-name="T2">Importancia encabezados hx.html</text:span>: muestra la importancia del encabezado en base al numero que lo identifica &lt;h1&gt;,&lt;h2&gt;,etc. Esta puede ser del 1 al 6, en forma descendente.</text:p>
      <text:p text:style-name="P2"/>
      <text:p text:style-name="P3">Parrafos.html<text:span text:style-name="T7">: muestra la separación de los párrafos usando la etiqueta &lt;p&gt;.</text:span></text:p>
      <text:p text:style-name="P47"/>
      <text:p text:style-name="P3">links.html<text:span text:style-name="T7">: Ejemplo de como usar la etiqueta para &lt;a href=”pagina”&gt;texto &lt;/a&gt;.</text:span></text:p>
      <text:p text:style-name="P47"/>
      <text:p text:style-name="P4">imagenes.html<text:span text:style-name="T7">: forma de ingresar imagenes usando la etiqueta &lt;img y atriubtos&gt;</text:span></text:p>
      <text:p text:style-name="P48"/>
      <text:p text:style-name="P5">salto de linea.html<text:span text:style-name="T7">: muestra la forma en que se usa la etiqueta br para saltar linea</text:span></text:p>
      <text:p text:style-name="P49"/>
      <text:p text:style-name="P84"><text:span text:style-name="T3">encabezado title.html: </text:span><text:span text:style-name="T8">muestra como integrar la el atributo title en un titulo y párrafo.</text:span></text:p>
      <text:p text:style-name="P50"/>
      <text:p text:style-name="P6">Hx style.html:<text:span text:style-name="T7"> ejemplo de como usar el atributostyle en la etiqueta h1.</text:span></text:p>
      <text:p text:style-name="P51"><text:s/></text:p>
      <text:p text:style-name="P7">reglas horizontales hr.html<text:span text:style-name="T7">: muestra como usar una regla horizontal hr.</text:span></text:p>
      <text:p text:style-name="P52"/>
      <text:p text:style-name="P8">Preformato pre.html<text:span text:style-name="T7">: ejemplo de como usar la etiqueta pre que dar preformato al texto, la cual respeta <text:s/>saltos de linea y formato.</text:span></text:p>
      <text:p text:style-name="P53"/>
      <text:p text:style-name="P9">Style.html<text:span text:style-name="T7">: muestra la forma en que se puede usar style con diferentes atributos.</text:span></text:p>
      <text:p text:style-name="P54"/>
      <text:p text:style-name="P10">Background style<text:span text:style-name="T7">: muestra como usar style para color de fondo.</text:span></text:p>
      <text:p text:style-name="P55"/>
      <text:p text:style-name="P10">fuente style:<text:span text:style-name="T7"> muestra como usar style para cambiar el tipo de fuente.</text:span></text:p>
      <text:p text:style-name="P55"/>
      <text:p text:style-name="P10">Style tamaño:<text:span text:style-name="T7"> muestra como usar style para cambiar el tamaño de la fuente.</text:span></text:p>
      <text:p text:style-name="P55"/>
      <text:p text:style-name="P11">Style text-aling.<text:span text:style-name="T17">html:</text:span><text:span text:style-name="T9"> muestra la forma de alinear el texto con atributos style.</text:span></text:p>
      <text:p text:style-name="P56"/>
      <text:p text:style-name="P12">Formato texto.html: <text:span text:style-name="T7">ejemplifica la forma en que se puede asignar estilo a un texto.</text:span></text:p>
      <text:p text:style-name="P57"/>
      <text:p text:style-name="P13">Insertar comentarios.html<text:span text:style-name="T7">: muestra la forma de ingresar un comentario al código html.</text:span></text:p>
      <text:p text:style-name="P58"/>
      <text:p text:style-name="P14">Color fondo elemtos:<text:span text:style-name="T7"> muestra la forma en que se puede definir color a 1 o mas elementos.</text:span></text:p>
      <text:p text:style-name="P59"/>
      <text:p text:style-name="P14">Color texto: <text:span text:style-name="T7"><text:s/>ejemplifica la forma de colocar color al texto.</text:span></text:p>
      <text:p text:style-name="P59"/>
      <text:p text:style-name="P14">Bordes color: <text:span text:style-name="T7">Muestra la forma de color un borde de color al texto.</text:span></text:p>
      <text:p text:style-name="P59"/>
      <text:p text:style-name="P15">Color rgb rgba y hsla: <text:span text:style-name="T7">muestra la forma de usar los diferentes opciones de agregar color.</text:span></text:p>
      <text:p text:style-name="P60"/>
      <text:p text:style-name="P16">Css.html: <text:span text:style-name="T7">muestra la forma de dar formato a un código html mediante css.</text:span></text:p>
      <text:p text:style-name="P61"/>
      <text:p text:style-name="P17"><text:soft-page-break/>Css color fuente tamaño:<text:span text:style-name="T7"> Muestra la forma de utilizas css para dar formato al texo mediante color, tipo de fuente y tamaño.</text:span></text:p>
      <text:p text:style-name="P62"/>
      <text:p text:style-name="P18">Css border.html<text:span text:style-name="T7">: ejemplo de como usar css para aplicar bordes al texto.</text:span></text:p>
      <text:p text:style-name="P63"/>
      <text:p text:style-name="P19">Css padding o espacio.html:<text:span text:style-name="T7"> muestra la forma de dar un </text:span><text:span text:style-name="T10">espacio</text:span><text:span text:style-name="T7"> al texto.</text:span></text:p>
      <text:p text:style-name="P64"/>
      <text:p text:style-name="P20">Css margenes: <text:span text:style-name="T7">muestra la forma de aplicar un margen.</text:span></text:p>
      <text:p text:style-name="P65"/>
      <text:p text:style-name="P85"><text:span text:style-name="T4">Css externo:</text:span><text:span text:style-name="T11"> ejemplo de como aplicar una hoja scc externa.</text:span></text:p>
      <text:p text:style-name="P66"/>
      <text:p text:style-name="P21">Css local: <text:span text:style-name="T7"><text:s/>muestra la forma de como aplicar una hoja dentro del mismo directorio html.</text:span></text:p>
      <text:p text:style-name="P66"/>
      <text:p text:style-name="P21">css local 2: <text:span text:style-name="T7">muestra la forma de como aplicar una hoja scc dentro de la misma carpeta.</text:span></text:p>
      <text:p text:style-name="P66"/>
      <text:p text:style-name="P22">Target atributos: <text:span text:style-name="T7">Muestra la forma de usar target con atributos en vinculos.</text:span></text:p>
      <text:p text:style-name="P67"/>
      <text:p text:style-name="P22">Url absoluta o relativa: <text:span text:style-name="T7">ejemplo de como vincular direcciones absolutas (externas) o relativas (dentro del mismo directorio.</text:span></text:p>
      <text:p text:style-name="P67"/>
      <text:p text:style-name="P67"><text:s/><text:span text:style-name="T5">Link imagen: </text:span><text:span text:style-name="T18">ejemplo de como usar una imagen como link.</text:span></text:p>
      <text:p text:style-name="P67"/>
      <text:p text:style-name="P23">Link correo: <text:span text:style-name="T7">muestra la forma de crear un link que mande un mail.</text:span></text:p>
      <text:p text:style-name="P68"/>
      <text:p text:style-name="P23">Link boton java: <text:span text:style-name="T7">muestra la forma de usar un boton con java para crear un link.</text:span></text:p>
      <text:p text:style-name="P68"/>
      <text:p text:style-name="P24">Link encabezado:<text:span text:style-name="T7"> muestra la forma de agregar un encabezadoa un link.</text:span></text:p>
      <text:p text:style-name="P69"/>
      <text:p text:style-name="P25">Link color css: <text:span text:style-name="T7">muestra como usar style para dar color a los links según su situacion.</text:span></text:p>
      <text:p text:style-name="P70"/>
      <text:p text:style-name="P26">Link boton css:<text:span text:style-name="T7"> muestra la formar de usar un boton style con css.</text:span></text:p>
      <text:p text:style-name="P71"/>
      <text:p text:style-name="P27">Link marcador: <text:span text:style-name="T7">muestra la forma de usar marcadores en paginas largas.</text:span></text:p>
      <text:p text:style-name="P72"/>
      <text:p text:style-name="P28">Imagenes2.html:<text:span text:style-name="T7"> muestra como usar style como atributo.</text:span></text:p>
      <text:p text:style-name="P73"/>
      <text:p text:style-name="P29">Imagen flotante.html: <text:span text:style-name="T7">Muestra la forma de insertar una imagen flotante con style css.</text:span></text:p>
      <text:p text:style-name="P74"/>
      <text:p text:style-name="P30">Tabla<text:span text:style-name="T7">: muestra la forma de ingresar una tabla html </text:span><text:span text:style-name="T12">con formato css.</text:span></text:p>
      <text:p text:style-name="P76"/>
      <text:p text:style-name="P31">Tabla borde:<text:span text:style-name="T7"> muestra como aplicar un borde a una tabla.</text:span></text:p>
      <text:p text:style-name="P77"/>
      <text:p text:style-name="P32">Tabla tipo borde:<text:span text:style-name="T7"> muestra la forma en aplicar un tipo de borde.</text:span></text:p>
      <text:p text:style-name="P78"/>
      <text:p text:style-name="P33">Tabla borde padding:<text:span text:style-name="T7"> muestra la forma de usar separacion en los bordes de la tabla.</text:span></text:p>
      <text:p text:style-name="P79"/>
      <text:p text:style-name="P33">Tablas espacio: <text:span text:style-name="T7">ejemplo de como usar los espacios entre bordes.</text:span></text:p>
      <text:p text:style-name="P79"/>
      <text:p text:style-name="P34">Tablas varias celdas<text:span text:style-name="T7">: ejemplo de como ocupas varoas celdas en una columna.</text:span></text:p>
      <text:p text:style-name="P86"><text:soft-page-break/><text:span text:style-name="T6">Tablas varias columnas:</text:span><text:span text:style-name="T13"> ejemplo de como ocupar varias filas en una columna.</text:span></text:p>
      <text:p text:style-name="P75"/>
      <text:p text:style-name="P35">Tabla estilos: <text:span text:style-name="T7">ejemplo de como agregar estilo a una tabla.</text:span></text:p>
      <text:p text:style-name="P80"/>
      <text:p text:style-name="P36">Listas: <text:span text:style-name="T7">forma de usar listas desordenadas ul y ordenada lo.</text:span></text:p>
      <text:p text:style-name="P81"/>
      <text:p text:style-name="P36">Listas descripción:<text:span text:style-name="T7"> forma de usar una lista con descripción (pasos).</text:span></text:p>
      <text:p text:style-name="P81"/>
      <text:p text:style-name="P37">Lista viñetas: <text:span text:style-name="T14">forma de usar viñetas en listas.</text:span></text:p>
      <text:p text:style-name="P82"/>
      <text:p text:style-name="P38">Listas anidadas:<text:span text:style-name="T7"> forma de anadir listas .</text:span></text:p>
      <text:p text:style-name="P83"/>
      <text:p text:style-name="P39">Lista horizontal ccs: <text:span text:style-name="T7">forma de crear una lista horizontal con css tipo menu de navegacion.</text:span></text:p>
      <text:p text:style-name="P87"/>
      <text:p text:style-name="P40">Lista type:<text:span text:style-name="T7"> forma de agregar el orden en lista lo con type.</text:span></text:p>
      <text:p text:style-name="P88"/>
      <text:p text:style-name="P41">Lista ordenada anidada<text:span text:style-name="T7">: </text:span><text:span text:style-name="T15">ejemplo de como anidar tablas ordenadas con type</text:span></text:p>
      <text:p text:style-name="P89"/>
      <text:p text:style-name="P42">bloque div: <text:span text:style-name="T7">los bloques en html son etiquetas que se incluyen en una linea diferente dentro del </text:span><text:span text:style-name="T16">código.</text:span></text:p>
      <text:p text:style-name="P90"/>
      <text:p text:style-name="P43">Span: <text:span text:style-name="T7">esta etiqueta se usa dentro de la misma linea del texto.</text:span></text:p>
      <text:p text:style-name="P91"/>
      <text:p text:style-name="P43">Div css: <text:span text:style-name="T7">ejemplo de como usar un div con formato css.</text:span></text:p>
      <text:p text:style-name="P91"/>
      <text:p text:style-name="P43">Span css:<text:span text:style-name="T7"> ejemplo de como usar span con formato css.</text:span></text:p>
      <text:p text:style-name="P91"/>
      <text:p text:style-name="P44">Class css<text:span text:style-name="T7">: muestra la forma de usar la etiqueta class para definir clases y usar formato con css.</text:span></text:p>
      <text:p text:style-name="P92"/>
      <text:p text:style-name="P45">Span class css: <text:span text:style-name="T7">muestra la forma de como usar class en la etiqueta span y formato css.</text:span></text:p>
      <text:p text:style-name="P93"/>
      <text:p text:style-name="P46">Hx class scc: <text:span text:style-name="T7">Forma de agregar class a etiquetas hx con formato css.</text:span></text:p>
      <text:p text:style-name="P94"/>
      <text:p text:style-name="P95">Id css: <text:span text:style-name="T7">forma de usar la etiqueta id con formato css.</text:span></text:p>
      <text:p text:style-name="P95"><text:span text:style-name="T7"/></text:p>
      <text:p text:style-name="P96">Id java: <text:span text:style-name="T7">muestra la forma de usar id en java cambiar un texto al pulsar un boton.</text:span></text:p>
      <text:p text:style-name="P96"><text:span text:style-name="T7"/></text:p>
      <text:p text:style-name="P97">Frame:<text:span text:style-name="T7"> forma de introducir una pagina mediante un frame.</text:span></text:p>
      <text:p text:style-name="P97"><text:span text:style-name="T7"/></text:p>
      <text:p text:style-name="P98">Frame atributos css:<text:span text:style-name="T7">muestra la forma de asignar alto y ancho con css.</text:span></text:p>
      <text:p text:style-name="P98"><text:span text:style-name="T7"/></text:p>
      <text:p text:style-name="P98">Frame sin <text:s/>borde: <text:span text:style-name="T7">muestra la forma de quitar el borde al frame.</text:span></text:p>
      <text:p text:style-name="P98"><text:span text:style-name="T7"/></text:p>
      <text:p text:style-name="P98">Frame con borde: <text:span text:style-name="T7">muestra la forma de cambiar el color del borde al frame.</text:span></text:p>
      <text:p text:style-name="P98"><text:span text:style-name="T7"/></text:p>
      <text:p text:style-name="P99">Frame link: <text:span text:style-name="T7">forma de vincular un link dentro del frame.</text:span></text:p>
      <text:p text:style-name="P99"><text:span text:style-name="T7"/></text:p>
      <text:p text:style-name="P99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7:45:43.267000000</meta:creation-date>
    <dc:date>2020-11-17T18:33:10.008000000</dc:date>
    <meta:editing-duration>PT5H47M2S</meta:editing-duration>
    <meta:editing-cycles>17</meta:editing-cycles>
    <meta:generator>LibreOffice/6.4.5.2$Windows_x86 LibreOffice_project/a726b36747cf2001e06b58ad5db1aa3a9a1872d6</meta:generator>
    <meta:document-statistic meta:table-count="0" meta:image-count="0" meta:object-count="0" meta:page-count="3" meta:paragraph-count="71" meta:word-count="908" meta:character-count="5293" meta:non-whitespace-character-count="4449"/>
  </office:meta>
</office:document-meta>
</file>